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2D0BD493B91E0CA3.jpg" manifest:media-type="image/jpe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PHPAkademijaV2-notes">
      <style:graphic-properties draw:fill-color="#ffffff" draw:auto-grow-height="true" fo:min-height="13.364cm"/>
    </style:style>
    <style:style style:name="pr2" style:family="presentation" style:parent-style-name="PHPAkademijaV21-title">
      <style:graphic-properties fo:min-height="2.508cm"/>
    </style:style>
    <style:style style:name="pr3" style:family="presentation" style:parent-style-name="PHPAkademijaV21-outline1">
      <style:graphic-properties fo:min-height="19.75cm"/>
    </style:style>
    <style:style style:name="pr4" style:family="presentation" style:parent-style-name="PHPAkademijaV21-notes">
      <style:graphic-properties draw:fill-color="#ffffff" draw:auto-grow-height="true" fo:min-height="13.364cm"/>
    </style:style>
    <style:style style:name="pr5" style:family="presentation" style:parent-style-name="PHPAkademijaV21-title">
      <style:graphic-properties draw:auto-grow-height="true" fo:min-height="2.508cm"/>
    </style:style>
    <style:style style:name="pr6" style:family="presentation" style:parent-style-name="PHPAkademijaV2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AkademijaV2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HPAkademijaV21" presentation:presentation-page-layout-name="AL2T1">
        <office:forms form:automatic-focus="false" form:apply-design-mode="false"/>
        <draw:frame presentation:style-name="pr2" draw:layer="layout" svg:width="25.8cm" svg:height="2.508cm" svg:x="1.8cm" svg:y="1.192cm" presentation:class="title" presentation:user-transformed="true">
          <draw:text-box>
            <text:p>Upoznavanje</text:p>
          </draw:text-box>
        </draw:frame>
        <draw:frame presentation:style-name="pr3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Danko Lučić</text:p>
              </text:list-item>
              <text:list-item>
                <text:p>danko.lucic@adriatic.hr</text:p>
              </text:list-item>
              <text:list-item>
                <text:p>PHP programer u Adriatic.hr od 2012. godine</text:p>
              </text:list-item>
              <text:list-item>
                <text:p>Iskustva: Symfony 2, PHPUnit, Javascript (jQuery), OAuth2, HTTP cache, continuous integrat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HPAkademijaV21" presentation:presentation-page-layout-name="AL2T1">
        <office:forms form:automatic-focus="false" form:apply-design-mode="false"/>
        <draw:frame presentation:style-name="pr2" draw:layer="layout" svg:width="25.8cm" svg:height="2.508cm" svg:x="1.8cm" svg:y="1.192cm" presentation:class="title" presentation:user-transformed="true">
          <draw:text-box>
            <text:p>Struktura predavanja</text:p>
          </draw:text-box>
        </draw:frame>
        <draw:frame presentation:style-name="pr3" draw:layer="layout" svg:width="32.399cm" svg:height="20cm" svg:x="1.8cm" svg:y="4.6cm" presentation:class="outline">
          <draw:text-box>
            <text:list text:style-name="L2">
              <text:list-item>
                <text:p>Radnim danom od 17:00 do 21:00</text:p>
              </text:list-item>
              <text:list-item>
                <text:p>45 minuta + 15 minuta pauze</text:p>
              </text:list-item>
              <text:list-item>
                <text:p>25 dana</text:p>
              </text:list-item>
              <text:list-item>
                <text:p>Teorija i vježbe (primjeri) zajedno</text:p>
              </text:list-item>
              <text:list-item>
                <text:p><text:span text:style-name="T1">Ako vam nešto nije jasno, pitajt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HPAkademijaV21" presentation:presentation-page-layout-name="AL2T1">
        <office:forms form:automatic-focus="false" form:apply-design-mode="false"/>
        <draw:frame presentation:style-name="pr2" draw:layer="layout" svg:width="25.8cm" svg:height="2.508cm" svg:x="1.8cm" svg:y="1.192cm" presentation:class="title" presentation:user-transformed="true">
          <draw:text-box>
            <text:p>Teme</text:p>
          </draw:text-box>
        </draw:frame>
        <draw:frame presentation:style-name="pr3" draw:layer="layout" svg:width="32.399cm" svg:height="20cm" svg:x="1.8cm" svg:y="4.6cm" presentation:class="outline">
          <draw:text-box>
            <text:list text:style-name="L2">
              <text:list-item>
                <text:p>Osnove PHP-a (OOP koncepti)</text:p>
              </text:list-item>
              <text:list-item>
                <text:p>Relacijske baze podataka, MySQL</text:p>
              </text:list-item>
              <text:list-item>
                <text:p>Composer</text:p>
              </text:list-item>
              <text:list-item>
                <text:p>Razvoj oglednog projekta kroz Symfony 3.2</text:p>
                <text:list>
                  <text:list-item>
                    <text:p>Osnovna konfiguracija</text:p>
                  </text:list-item>
                  <text:list-item>
                    <text:p>Twig</text:p>
                  </text:list-item>
                  <text:list-item>
                    <text:p>Doctrine 2</text:p>
                  </text:list-item>
                  <text:list-item>
                    <text:p>Security</text:p>
                  </text:list-item>
                  <text:list-item>
                    <text:p>Forme</text:p>
                  </text:list-item>
                  <text:list-item>
                    <text:p>Javascript i jQuery</text:p>
                  </text:list-item>
                  <text:list-item>
                    <text:p>HTTP Cache</text:p>
                  </text:list-item>
                </text:list>
              </text:list-item>
              <text:list-item>
                <text:p>HTML i HTTP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HPAkademijaV21" presentation:presentation-page-layout-name="AL2T1">
        <office:forms form:automatic-focus="false" form:apply-design-mode="false"/>
        <draw:frame presentation:style-name="pr5" draw:layer="layout" svg:width="25.8cm" svg:height="2.508cm" svg:x="1.8cm" svg:y="1.192cm" presentation:class="title">
          <draw:text-box>
            <text:p>Teme – nakon praznika</text:p>
          </draw:text-box>
        </draw:frame>
        <draw:frame presentation:style-name="pr3" draw:layer="layout" svg:width="32.399cm" svg:height="20cm" svg:x="1.8cm" svg:y="4.6cm" presentation:class="outline">
          <draw:text-box>
            <text:list text:style-name="L2">
              <text:list-item>
                <text:p>Design patterns i SOLID principi</text:p>
              </text:list-item>
              <text:list-item>
                <text:p>Version Control Systems &amp; Subversion</text:p>
              </text:list-item>
              <text:list-item>
                <text:p>Automatsko testiranje (PHPUnit)</text:p>
              </text:list-item>
              <text:list-item>
                <text:p>Continuous integration</text:p>
              </text:list-item>
              <text:list-item>
                <text:p>XML &amp; JSON</text:p>
              </text:list-item>
              <text:list-item>
                <text:p>Web API, REST</text:p>
              </text:list-item>
              <text:list-item>
                <text:p>Domain driven design</text:p>
              </text:list-item>
              <text:list-item>
                <text:p>Publish-subscribe i aplikacijski događaj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HPAkademijaV21" presentation:presentation-page-layout-name="AL2T1">
        <office:forms form:automatic-focus="false" form:apply-design-mode="false"/>
        <draw:frame presentation:style-name="pr2" draw:layer="layout" svg:width="25.8cm" svg:height="2.508cm" svg:x="1.8cm" svg:y="1.192cm" presentation:class="title" presentation:user-transformed="true">
          <draw:text-box>
            <text:p>Prezentacija završnih projekata</text:p>
          </draw:text-box>
        </draw:frame>
        <draw:frame presentation:style-name="pr3" draw:layer="layout" svg:width="32.399cm" svg:height="20cm" svg:x="1.8cm" svg:y="4.6cm" presentation:class="outline">
          <draw:text-box>
            <text:list text:style-name="L2">
              <text:list-item>
                <text:p>Tjedan dana nakon zadnjeg predavanja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HPAkademijaV21" presentation:presentation-page-layout-name="AL2T1">
        <office:forms form:automatic-focus="false" form:apply-design-mode="false"/>
        <draw:frame presentation:style-name="pr2" draw:layer="layout" svg:width="25.8cm" svg:height="2.508cm" svg:x="1.8cm" svg:y="1.192cm" presentation:class="title" presentation:user-transformed="true">
          <draw:text-box>
            <text:p>Linkovi</text:p>
          </draw:text-box>
        </draw:frame>
        <draw:frame presentation:style-name="pr3" draw:layer="layout" svg:width="31.8cm" svg:height="20cm" svg:x="1.8cm" svg:y="4.6cm" presentation:class="outline" presentation:user-transformed="true">
          <draw:text-box>
            <text:list text:style-name="L2">
              <text:list-item>
                <text:p><text:a xlink:href="https://github.com/adriatichr/php-academy" xlink:type="simple">https://github.com/adriatichr/php-academy</text:a> službeni repozitorij PHP akademij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3002D0BD493B91E0CA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PAkademijaV2-background" style:family="presentation">
      <style:graphic-properties draw:stroke="none" draw:fill="none"/>
      <style:text-properties style:letter-kerning="true"/>
    </style:style>
    <style:style style:name="PHPAkademija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Akademija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AkademijaV2-outline1" style:family="presentation">
      <style:graphic-properties draw:stroke="none" draw:fill="none" draw:auto-grow-height="false" draw:fit-to-size="shrink-to-fit">
        <text:list-style style:name="PHPAkademija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AkademijaV2-outline2" style:family="presentation" style:parent-style-name="PHPAkademijaV2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AkademijaV2-outline3" style:family="presentation" style:parent-style-name="PHPAkademijaV2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AkademijaV2-outline4" style:family="presentation" style:parent-style-name="PHPAkademijaV2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AkademijaV2-outline5" style:family="presentation" style:parent-style-name="PHPAkademijaV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AkademijaV2-outline6" style:family="presentation" style:parent-style-name="PHPAkademijaV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AkademijaV2-outline7" style:family="presentation" style:parent-style-name="PHPAkademijaV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AkademijaV2-outline8" style:family="presentation" style:parent-style-name="PHPAkademijaV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AkademijaV2-outline9" style:family="presentation" style:parent-style-name="PHPAkademijaV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AkademijaV2-subtitle" style:family="presentation">
      <style:graphic-properties draw:stroke="none" draw:fill="none" draw:textarea-vertical-align="middle">
        <text:list-style style:name="PHPAkademija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AkademijaV2-title" style:family="presentation">
      <style:graphic-properties draw:stroke="none" draw:fill="none" draw:textarea-vertical-align="middle">
        <text:list-style style:name="PHPAkademija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AkademijaV21-background" style:family="presentation">
      <style:graphic-properties draw:stroke="none" draw:fill="none"/>
      <style:text-properties style:letter-kerning="true"/>
    </style:style>
    <style:style style:name="PHPAkademijaV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AkademijaV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AkademijaV21-outline1" style:family="presentation">
      <style:graphic-properties draw:stroke="none" draw:fill="none" draw:auto-grow-height="false" draw:fit-to-size="shrink-to-fit">
        <text:list-style style:name="PHPAkademijaV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AkademijaV21-outline2" style:family="presentation" style:parent-style-name="PHPAkademijaV2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HPAkademijaV21-outline3" style:family="presentation" style:parent-style-name="PHPAkademijaV2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HPAkademijaV21-outline4" style:family="presentation" style:parent-style-name="PHPAkademijaV2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HPAkademijaV21-outline5" style:family="presentation" style:parent-style-name="PHPAkademijaV2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AkademijaV21-outline6" style:family="presentation" style:parent-style-name="PHPAkademijaV2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AkademijaV21-outline7" style:family="presentation" style:parent-style-name="PHPAkademijaV2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AkademijaV21-outline8" style:family="presentation" style:parent-style-name="PHPAkademijaV2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AkademijaV21-outline9" style:family="presentation" style:parent-style-name="PHPAkademijaV2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HPAkademijaV21-subtitle" style:family="presentation">
      <style:graphic-properties draw:stroke="none" draw:fill="none" draw:textarea-vertical-align="middle">
        <text:list-style style:name="PHPAkademijaV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AkademijaV21-title" style:family="presentation">
      <style:graphic-properties draw:stroke="none" draw:fill="none" draw:textarea-vertical-align="middle">
        <text:list-style style:name="PHPAkademijaV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AkademijaV2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AkademijaV2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AkademijaV2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AkademijaV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HPAkademijaV2" style:page-layout-name="PM1" draw:style-name="Mdp1">
      <draw:frame presentation:style-name="PHPAkademijaV2-title" draw:layer="backgroundobjects" svg:width="32.399cm" svg:height="4.508cm" svg:x="1.8cm" svg:y="1.077cm" presentation:class="title" presentation:placeholder="true">
        <draw:text-box/>
      </draw:frame>
      <draw:frame presentation:style-name="PHPAkademijaV2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AkademijaV2-title" draw:layer="backgroundobjects" svg:width="14.848cm" svg:height="11.136cm" svg:x="3.075cm" svg:y="2.257cm" presentation:class="page"/>
        <draw:frame presentation:style-name="PHPAkademijaV2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AkademijaV21" style:page-layout-name="PM1" draw:style-name="Mdp1">
      <draw:frame presentation:style-name="PHPAkademijaV21-title" draw:layer="backgroundobjects" svg:width="25.8cm" svg:height="2.508cm" svg:x="1.8cm" svg:y="1.192cm" presentation:class="title" presentation:placeholder="true">
        <draw:text-box/>
      </draw:frame>
      <draw:frame presentation:style-name="PHPAkademijaV2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AkademijaV21-title" draw:layer="backgroundobjects" svg:width="0.001cm" svg:height="0.001cm" svg:x="0cm" svg:y="2.257cm" presentation:class="page"/>
        <draw:frame presentation:style-name="PHPAkademijaV2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5:58:07.778000000</meta:creation-date>
    <dc:language>hr-HR</dc:language>
    <meta:editing-cycles>27</meta:editing-cycles>
    <meta:editing-duration>PT1H49M3S</meta:editing-duration>
    <meta:generator>LibreOffice/5.1.5.2$Windows_x86 LibreOffice_project/7a864d8825610a8c07cfc3bc01dd4fce6a9447e5</meta:generator>
    <dc:title>PHPAkademijaV2</dc:title>
    <dc:date>2016-12-05T13:17:54.388000000</dc:date>
    <meta:document-statistic meta:object-count="54"/>
    <meta:template xlink:type="simple" xlink:actuate="onRequest" xlink:title="PHPAkademijaV2" xlink:href="file:///Z:/6.%20it/Predavanja/PHP%20Akademija/PHPAkademijaV2.otp" meta:date="2016-10-14T15:58:07.650000000"/>
  </office:meta>
</office:document-meta>
</file>